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Ubuntu-title">
      <style:graphic-properties draw:fill-color="#ffffff" draw:auto-grow-height="true" fo:min-height="3.507cm"/>
    </style:style>
    <style:style style:name="pr2" style:family="presentation" style:parent-style-name="GlossyUbuntu-outline1">
      <style:graphic-properties draw:fill-color="#ffffff" draw:auto-grow-height="true" fo:min-height="13.86cm"/>
    </style:style>
    <style:style style:name="pr3" style:family="presentation" style:parent-style-name="GlossyUbuntu-notes">
      <style:graphic-properties draw:fill-color="#ffffff" draw:auto-grow-height="true" fo:min-height="13.365cm"/>
    </style:style>
    <style:style style:name="pr4" style:family="presentation" style:parent-style-name="GlossyUbuntu-title">
      <style:graphic-properties fo:min-height="3.256cm"/>
    </style:style>
    <style:style style:name="pr5" style:family="presentation" style:parent-style-name="GlossyUbuntu-outline1">
      <style:graphic-properties fo:min-height="13.609cm"/>
    </style:style>
    <style:style style:name="pr6" style:family="presentation" style:parent-style-name="GlossyUbuntu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justify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echnoanarchist Fugue</text:p>
          </draw:text-box>
        </draw:frame>
        <draw:frame presentation:style-name="pr2" draw:text-style-name="P3" draw:layer="layout" svg:width="25.199cm" svg:height="15.44cm" svg:x="1.4cm" svg:y="4.914cm" presentation:class="outline" presentation:user-transformed="true">
          <draw:text-box>
            <text:list text:style-name="L2">
              <text:list-item>
                <text:p>A Three Year Collaborative Media Project</text:p>
                <text:list>
                  <text:list-item>
                    <text:p>Year One: Getting Started</text:p>
                    <text:list>
                      <text:list-item>
                        <text:p text:style-name="P2">Better Baltimore</text:p>
                        <text:list>
                          <text:list-item>
                            <text:p text:style-name="P2">Happy Rats &amp; Crackheads</text:p>
                          </text:list-item>
                        </text:list>
                      </text:list-item>
                      <text:list-item>
                        <text:p text:style-name="P2">Madstones</text:p>
                        <text:list>
                          <text:list-item>
                            <text:p text:style-name="P2">The Web Is Dead</text:p>
                          </text:list-item>
                          <text:list-item>
                            <text:p text:style-name="P2">Swap</text:p>
                          </text:list-item>
                          <text:list-item>
                            <text:p text:style-name="P2">Office Space</text:p>
                          </text:list-item>
                        </text:list>
                      </text:list-item>
                      <text:list-item>
                        <text:p text:style-name="P2">Marriage</text:p>
                        <text:list>
                          <text:list-item>
                            <text:p text:style-name="P2">Bachelor Party</text:p>
                          </text:list-item>
                          <text:list-item>
                            <text:p text:style-name="P2">Ceremony</text:p>
                          </text:list-item>
                          <text:list-item>
                            <text:p text:style-name="P2">Carniv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1T1" draw:id="id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hapter II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2">Year Two:</text:p>
                    <text:list>
                      <text:list-item>
                        <text:p text:style-name="P2">Cracktown</text:p>
                      </text:list-item>
                      <text:list-item>
                        <text:p text:style-name="P2">The DoH Ban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Ubuntu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8-25T17:25:03</meta:creation-date>
    <dc:language>fi-FI</dc:language>
    <meta:editing-cycles>3</meta:editing-cycles>
    <meta:editing-duration>PT00H29M11S</meta:editing-duration>
    <meta:initial-creator>Holcomb</meta:initial-creator>
    <dc:date>2009-08-25T23:08:13</dc:date>
    <dc:creator>Holcomb</dc:creator>
    <meta:document-statistic meta:object-count="3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GlossyUbuntu.otp"/>
  </office:meta>
</office:document-meta>
</file>